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AOImpl.get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DAOImpl.setData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AOImpl.Message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DAOImpl.ge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DAO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AOImpl.setHeader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AOImpl.setType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